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Mangal1" svg:font-family="Mangal"/>
    <style:font-face style:name="F" svg:font-family="" style:font-family-generic="roman"/>
    <style:font-face style:name="Liberation Mono" svg:font-family="'Liberation Mono'"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top="0in" fo:margin-bottom="0in" loext:contextual-spacing="false" fo:line-height="100%" fo:text-align="center" style:justify-single-word="false"/>
      <style:text-properties style:font-name="Times New Roman" fo:font-size="14pt" fo:language="ro" fo:country="RO" fo:font-weight="bold" officeooo:rsid="02a43923" officeooo:paragraph-rsid="00006fde" style:font-size-asian="14pt" style:font-weight-asian="bold" style:font-size-complex="14pt" style:font-weight-complex="bold"/>
    </style:style>
    <style:style style:name="P3" style:family="paragraph" style:parent-style-name="Standard">
      <style:paragraph-properties fo:margin-top="0in" fo:margin-bottom="0in" loext:contextual-spacing="false" fo:line-height="150%" fo:text-align="center" style:justify-single-word="false"/>
      <style:text-properties style:font-name="Times New Roman" fo:font-size="14pt" fo:language="ro" fo:country="RO" fo:font-weight="bold" officeooo:paragraph-rsid="00006fde" style:font-size-asian="14pt" style:font-weight-asian="bold" style:font-size-complex="14pt"/>
    </style:style>
    <style:style style:name="P4" style:family="paragraph" style:parent-style-name="Standard">
      <style:paragraph-properties fo:margin-top="0in" fo:margin-bottom="0in" loext:contextual-spacing="false" fo:line-height="150%" fo:text-align="center" style:justify-single-word="false"/>
      <style:text-properties style:font-name="Times New Roman" fo:font-size="14pt" fo:language="ro" fo:country="RO" fo:font-weight="bold" officeooo:rsid="059bfd98" officeooo:paragraph-rsid="00006fde" style:font-size-asian="14pt" style:font-weight-asian="bold" style:font-size-complex="14pt"/>
    </style:style>
    <style:style style:name="P5" style:family="paragraph" style:parent-style-name="Standard">
      <style:paragraph-properties fo:margin-top="0in" fo:margin-bottom="0in" loext:contextual-spacing="false" fo:line-height="100%" fo:text-align="center" style:justify-single-word="false"/>
      <style:text-properties style:font-name="Times New Roman" fo:font-size="14pt" fo:language="ro" fo:country="RO" fo:font-weight="bold" officeooo:rsid="04a10351" officeooo:paragraph-rsid="000da99b" style:font-size-asian="14pt" style:font-weight-asian="bold" style:font-size-complex="14pt"/>
    </style:style>
    <style:style style:name="P6" style:family="paragraph" style:parent-style-name="Standard">
      <style:paragraph-properties fo:margin-top="0in" fo:margin-bottom="0in" loext:contextual-spacing="false" fo:line-height="100%"/>
      <style:text-properties style:font-name="Times New Roman" fo:font-size="14pt" fo:language="ro" fo:country="RO" officeooo:paragraph-rsid="00006fde" style:font-size-asian="14pt" style:font-size-complex="14pt"/>
    </style:style>
    <style:style style:name="P7" style:family="paragraph" style:parent-style-name="Standard">
      <style:paragraph-properties fo:margin-top="0in" fo:margin-bottom="0in" loext:contextual-spacing="false" fo:line-height="150%" fo:text-align="center" style:justify-single-word="false"/>
      <style:text-properties style:font-name="Times New Roman" fo:font-size="24pt" fo:language="ro" fo:country="RO" fo:font-weight="bold" officeooo:rsid="00023ac0" officeooo:paragraph-rsid="00023ac0" style:font-size-asian="24pt" style:font-weight-asian="bold" style:font-size-complex="24pt"/>
    </style:style>
    <style:style style:name="P8" style:family="paragraph" style:parent-style-name="Standard">
      <style:paragraph-properties fo:margin-left="0.3937in" fo:margin-right="0in" fo:margin-top="0in" fo:margin-bottom="0in" loext:contextual-spacing="false" fo:line-height="150%" fo:text-indent="0in" style:auto-text-indent="false"/>
      <style:text-properties style:font-name="Times New Roman" fo:font-size="14pt" fo:language="ro" fo:country="RO" fo:font-weight="bold" officeooo:rsid="02a36293" officeooo:paragraph-rsid="00006fde" style:font-size-asian="14pt" style:font-weight-asian="bold" style:font-size-complex="14pt"/>
    </style:style>
    <style:style style:name="P9" style:family="paragraph" style:parent-style-name="Standard">
      <style:paragraph-properties fo:margin-left="0in" fo:margin-right="0in" fo:margin-top="0in" fo:margin-bottom="0in" loext:contextual-spacing="false" fo:line-height="150%" fo:text-indent="4.6272in" style:auto-text-indent="false"/>
      <style:text-properties style:font-name="Times New Roman" fo:font-size="14pt" fo:language="ro" fo:country="RO" fo:font-weight="bold" officeooo:paragraph-rsid="000f3669" style:font-size-asian="14pt" style:font-weight-asian="bold" style:font-size-complex="14pt"/>
    </style:style>
    <style:style style:name="P10" style:family="paragraph" style:parent-style-name="Standard">
      <style:paragraph-properties fo:margin-left="0in" fo:margin-right="0in" fo:margin-top="0in" fo:margin-bottom="0in" loext:contextual-spacing="false" fo:line-height="150%" fo:text-indent="4.6272in" style:auto-text-indent="false"/>
      <style:text-properties style:font-name="Times New Roman" fo:font-size="14pt" fo:language="ro" fo:country="RO" fo:font-weight="bold" officeooo:rsid="0014e0cf" officeooo:paragraph-rsid="000f3669" style:font-size-asian="14pt" style:font-weight-asian="bold" style:font-size-complex="14pt"/>
    </style:style>
    <style:style style:name="P11" style:family="paragraph" style:parent-style-name="Text_20_body">
      <style:text-properties officeooo:rsid="000f9fcf" officeooo:paragraph-rsid="000f9fcf"/>
    </style:style>
    <style:style style:name="P12" style:family="paragraph" style:parent-style-name="Heading_20_1">
      <style:text-properties officeooo:rsid="000449f6" officeooo:paragraph-rsid="000449f6"/>
    </style:style>
    <style:style style:name="P13" style:family="paragraph" style:parent-style-name="Heading_20_1">
      <style:text-properties officeooo:rsid="0006137b" officeooo:paragraph-rsid="0006137b"/>
    </style:style>
    <style:style style:name="P14" style:family="paragraph" style:parent-style-name="Heading_20_1">
      <style:text-properties fo:language="en" fo:country="US" officeooo:rsid="001946ff" officeooo:paragraph-rsid="001946ff"/>
    </style:style>
    <style:style style:name="P15" style:family="paragraph" style:parent-style-name="Contents_20_1">
      <style:paragraph-properties>
        <style:tab-stops>
          <style:tab-stop style:position="6.5in" style:type="right" style:leader-style="dotted" style:leader-text="."/>
        </style:tab-stops>
      </style:paragraph-properties>
    </style:style>
    <style:style style:name="P16" style:family="paragraph" style:parent-style-name="Heading_20_2">
      <style:text-properties officeooo:rsid="0009262a" officeooo:paragraph-rsid="0009262a"/>
    </style:style>
    <style:style style:name="P17" style:family="paragraph" style:parent-style-name="Heading_20_2">
      <style:text-properties fo:language="en" fo:country="US" officeooo:rsid="002f6cc5" officeooo:paragraph-rsid="002f6cc5"/>
    </style:style>
    <style:style style:name="P18" style:family="paragraph" style:parent-style-name="Heading_20_2">
      <style:text-properties officeooo:rsid="0029346c" officeooo:paragraph-rsid="0029346c"/>
    </style:style>
    <style:style style:name="P19" style:family="paragraph" style:parent-style-name="Heading_20_2">
      <style:text-properties officeooo:paragraph-rsid="0027b1f2"/>
    </style:style>
    <style:style style:name="P20" style:family="paragraph" style:parent-style-name="Contents_20_2">
      <style:paragraph-properties>
        <style:tab-stops>
          <style:tab-stop style:position="6.3035in" style:type="right" style:leader-style="dotted" style:leader-text="."/>
        </style:tab-stops>
      </style:paragraph-properties>
    </style:style>
    <style:style style:name="P21" style:family="paragraph" style:parent-style-name="Standard" style:master-page-name="Standard">
      <style:paragraph-properties fo:margin-top="0in" fo:margin-bottom="0in" loext:contextual-spacing="false" fo:line-height="150%" fo:text-align="center" style:justify-single-word="false" style:page-number="auto"/>
      <style:text-properties style:font-name="Times New Roman" fo:font-size="14pt" fo:language="ro" fo:country="RO" fo:font-weight="bold" officeooo:paragraph-rsid="00006fde" style:font-size-asian="14pt" style:font-weight-asian="bold" style:font-size-complex="14pt"/>
    </style:style>
    <style:style style:name="P22" style:family="paragraph" style:parent-style-name="Standard">
      <style:paragraph-properties fo:margin-top="0in" fo:margin-bottom="0in" loext:contextual-spacing="false" fo:line-height="100%" fo:text-align="center" style:justify-single-word="false"/>
      <style:text-properties style:font-name="Times New Roman" fo:font-size="14pt" fo:language="ro" fo:country="RO" fo:font-weight="bold" officeooo:rsid="02a43923" officeooo:paragraph-rsid="00006fde" style:font-size-asian="14pt" style:font-weight-asian="bold" style:font-size-complex="14pt" style:font-weight-complex="bold"/>
    </style:style>
    <style:style style:name="P23" style:family="paragraph" style:parent-style-name="Text_20_body">
      <style:text-properties officeooo:paragraph-rsid="0006137b"/>
    </style:style>
    <style:style style:name="P24" style:family="paragraph" style:parent-style-name="Text_20_body" style:list-style-name="L1">
      <style:text-properties fo:language="en" fo:country="US" officeooo:rsid="00159b22" officeooo:paragraph-rsid="00159b22"/>
    </style:style>
    <style:style style:name="P25" style:family="paragraph" style:parent-style-name="Text_20_body" style:list-style-name="L1">
      <style:text-properties fo:language="en" fo:country="US" officeooo:rsid="00159b22" officeooo:paragraph-rsid="0016af91"/>
    </style:style>
    <style:style style:name="P26" style:family="paragraph" style:parent-style-name="Text_20_body">
      <style:text-properties fo:language="en" fo:country="US" officeooo:rsid="00159b22" officeooo:paragraph-rsid="0016af91"/>
    </style:style>
    <style:style style:name="P27" style:family="paragraph" style:parent-style-name="Text_20_body">
      <style:text-properties fo:language="en" fo:country="US" officeooo:rsid="002f9cb7" officeooo:paragraph-rsid="002f9cb7"/>
    </style:style>
    <style:style style:name="P28" style:family="paragraph" style:parent-style-name="Text_20_body">
      <style:text-properties officeooo:paragraph-rsid="001946ff"/>
    </style:style>
    <style:style style:name="P29" style:family="paragraph" style:parent-style-name="Text_20_body">
      <style:text-properties officeooo:paragraph-rsid="001d5b33"/>
    </style:style>
    <style:style style:name="P30" style:family="paragraph" style:parent-style-name="Text_20_body">
      <style:text-properties officeooo:paragraph-rsid="0027b1f2"/>
    </style:style>
    <style:style style:name="P31" style:family="paragraph" style:parent-style-name="Text_20_body">
      <style:text-properties officeooo:paragraph-rsid="0029346c"/>
    </style:style>
    <style:style style:name="P32" style:family="paragraph" style:parent-style-name="Text_20_body">
      <style:text-properties officeooo:paragraph-rsid="002f6cc5"/>
    </style:style>
    <style:style style:name="P33" style:family="paragraph">
      <style:paragraph-properties style:text-autospace="none"/>
      <style:text-properties style:font-name="F" fo:font-size="12pt"/>
    </style:style>
    <style:style style:name="P34" style:family="paragraph">
      <loext:graphic-properties draw:fill="none" draw:fill-color="#ffffff"/>
      <style:paragraph-properties style:text-autospace="none"/>
      <style:text-properties style:use-window-font-color="true" style:font-name="F" fo:font-size="12pt"/>
    </style:style>
    <style:style style:name="P35" style:family="paragraph">
      <loext:graphic-properties draw:fill="none" draw:fill-color="#ffffff"/>
      <style:text-properties style:font-name="Lucida Console"/>
    </style:style>
    <style:style style:name="P36" style:family="paragraph">
      <loext:graphic-properties draw:fill="none" draw:fill-color="#ffffff"/>
    </style:style>
    <style:style style:name="P37" style:family="paragraph">
      <loext:graphic-properties draw:fill="none" draw:fill-color="#ffffff"/>
      <style:paragraph-properties style:text-autospace="none"/>
      <style:text-properties style:font-name="F" fo:font-size="12pt"/>
    </style:style>
    <style:style style:name="T1" style:family="text">
      <style:text-properties officeooo:rsid="04a10351"/>
    </style:style>
    <style:style style:name="T2" style:family="text">
      <style:text-properties officeooo:rsid="00078b22"/>
    </style:style>
    <style:style style:name="T3" style:family="text">
      <style:text-properties officeooo:rsid="000bf629"/>
    </style:style>
    <style:style style:name="T4" style:family="text">
      <style:text-properties officeooo:rsid="0002a00b" style:font-weight-complex="bold"/>
    </style:style>
    <style:style style:name="T5" style:family="text">
      <style:text-properties officeooo:rsid="02a43923" style:font-weight-complex="bold"/>
    </style:style>
    <style:style style:name="T6" style:family="text">
      <style:text-properties officeooo:rsid="00104a42"/>
    </style:style>
    <style:style style:name="T7" style:family="text">
      <style:text-properties officeooo:rsid="00132a4f"/>
    </style:style>
    <style:style style:name="T8" style:family="text">
      <style:text-properties officeooo:rsid="00159b22"/>
    </style:style>
    <style:style style:name="T9" style:family="text">
      <style:text-properties fo:font-weight="bold" style:font-weight-asian="bold" style:font-weight-complex="bold"/>
    </style:style>
    <style:style style:name="T10" style:family="text">
      <style:text-properties fo:language="ro" fo:country="RO"/>
    </style:style>
    <style:style style:name="T11" style:family="text">
      <style:text-properties fo:language="ro" fo:country="RO" fo:font-weight="bold" style:font-weight-asian="bold" style:font-weight-complex="bold"/>
    </style:style>
    <style:style style:name="T12" style:family="text">
      <style:text-properties fo:language="ro" fo:country="RO" fo:font-weight="bold" officeooo:rsid="002f9cb7" style:font-weight-asian="bold" style:font-weight-complex="bold"/>
    </style:style>
    <style:style style:name="T13" style:family="text">
      <style:text-properties fo:language="ro" fo:country="RO" fo:font-weight="normal" style:font-weight-asian="normal" style:font-weight-complex="normal"/>
    </style:style>
    <style:style style:name="T14" style:family="text">
      <style:text-properties fo:language="ro" fo:country="RO" fo:font-weight="normal" officeooo:rsid="0016af91" style:font-weight-asian="normal" style:font-weight-complex="normal"/>
    </style:style>
    <style:style style:name="T15" style:family="text">
      <style:text-properties fo:language="ro" fo:country="RO" fo:font-weight="normal" officeooo:rsid="00188e3b" style:font-weight-asian="normal" style:font-weight-complex="normal"/>
    </style:style>
    <style:style style:name="T16" style:family="text">
      <style:text-properties fo:language="ro" fo:country="RO" fo:font-weight="normal" officeooo:rsid="002f9cb7" style:font-weight-asian="normal" style:font-weight-complex="normal"/>
    </style:style>
    <style:style style:name="T17" style:family="text">
      <style:text-properties fo:language="ro" fo:country="RO" fo:font-style="italic" fo:font-weight="normal" style:font-style-asian="italic" style:font-weight-asian="normal" style:font-style-complex="italic" style:font-weight-complex="normal"/>
    </style:style>
    <style:style style:name="T18" style:family="text">
      <style:text-properties fo:language="ro" fo:country="RO" fo:font-style="italic" fo:font-weight="normal" officeooo:rsid="0016af91" style:font-style-asian="italic" style:font-weight-asian="normal" style:font-style-complex="italic" style:font-weight-complex="normal"/>
    </style:style>
    <style:style style:name="T19" style:family="text">
      <style:text-properties fo:language="ro" fo:country="RO" fo:font-style="italic" fo:font-weight="normal" officeooo:rsid="00188e3b" style:font-style-asian="italic" style:font-weight-asian="normal" style:font-style-complex="italic" style:font-weight-complex="normal"/>
    </style:style>
    <style:style style:name="T20" style:family="text">
      <style:text-properties fo:language="ro" fo:country="RO" fo:font-style="italic" fo:font-weight="normal" officeooo:rsid="001ea2f6" style:font-style-asian="italic" style:font-weight-asian="normal" style:font-style-complex="italic" style:font-weight-complex="normal"/>
    </style:style>
    <style:style style:name="T21" style:family="text">
      <style:text-properties fo:language="ro" fo:country="RO" fo:font-style="italic" fo:font-weight="normal" officeooo:rsid="0020bdc5" style:font-style-asian="italic" style:font-weight-asian="normal" style:font-style-complex="italic" style:font-weight-complex="normal"/>
    </style:style>
    <style:style style:name="T22" style:family="text">
      <style:text-properties fo:language="ro" fo:country="RO" fo:font-style="italic" fo:font-weight="normal" officeooo:rsid="003079b2" style:font-style-asian="italic" style:font-weight-asian="normal" style:font-style-complex="italic" style:font-weight-complex="normal"/>
    </style:style>
    <style:style style:name="T23" style:family="text">
      <style:text-properties fo:language="ro" fo:country="RO" fo:font-style="italic" officeooo:rsid="0027b1f2" style:font-style-asian="italic" style:font-style-complex="italic"/>
    </style:style>
    <style:style style:name="T24" style:family="text">
      <style:text-properties fo:language="ro" fo:country="RO" fo:font-style="italic" officeooo:rsid="00289175" style:font-style-asian="italic" style:font-style-complex="italic"/>
    </style:style>
    <style:style style:name="T25" style:family="text">
      <style:text-properties fo:language="ro" fo:country="RO" fo:font-style="italic" officeooo:rsid="002d7f2b" style:font-style-asian="italic" style:font-style-complex="italic"/>
    </style:style>
    <style:style style:name="T26" style:family="text">
      <style:text-properties fo:language="ro" fo:country="RO" fo:font-style="italic" fo:font-weight="bold" officeooo:rsid="001b1e0e" style:font-style-asian="italic" style:font-weight-asian="bold" style:font-style-complex="italic" style:font-weight-complex="bold"/>
    </style:style>
    <style:style style:name="T27" style:family="text">
      <style:text-properties fo:language="ro" fo:country="RO" fo:font-style="normal" fo:font-weight="normal" officeooo:rsid="00188e3b" style:font-style-asian="normal" style:font-weight-asian="normal" style:font-style-complex="normal" style:font-weight-complex="normal"/>
    </style:style>
    <style:style style:name="T28" style:family="text">
      <style:text-properties fo:language="ro" fo:country="RO" fo:font-style="normal" fo:font-weight="normal" officeooo:rsid="001946ff" style:font-style-asian="normal" style:font-weight-asian="normal" style:font-style-complex="normal" style:font-weight-complex="normal"/>
    </style:style>
    <style:style style:name="T29" style:family="text">
      <style:text-properties fo:language="ro" fo:country="RO" fo:font-style="normal" fo:font-weight="normal" officeooo:rsid="001b1e0e" style:font-style-asian="normal" style:font-weight-asian="normal" style:font-style-complex="normal" style:font-weight-complex="normal"/>
    </style:style>
    <style:style style:name="T30" style:family="text">
      <style:text-properties fo:language="ro" fo:country="RO" fo:font-style="normal" fo:font-weight="normal" officeooo:rsid="001d5b33" style:font-style-asian="normal" style:font-weight-asian="normal" style:font-style-complex="normal" style:font-weight-complex="normal"/>
    </style:style>
    <style:style style:name="T31" style:family="text">
      <style:text-properties fo:language="ro" fo:country="RO" fo:font-style="normal" fo:font-weight="normal" officeooo:rsid="001da28d" style:font-style-asian="normal" style:font-weight-asian="normal" style:font-style-complex="normal" style:font-weight-complex="normal"/>
    </style:style>
    <style:style style:name="T32" style:family="text">
      <style:text-properties fo:language="ro" fo:country="RO" fo:font-style="normal" fo:font-weight="normal" officeooo:rsid="001e6e20" style:font-style-asian="normal" style:font-weight-asian="normal" style:font-style-complex="normal" style:font-weight-complex="normal"/>
    </style:style>
    <style:style style:name="T33" style:family="text">
      <style:text-properties fo:language="ro" fo:country="RO" fo:font-style="normal" fo:font-weight="normal" officeooo:rsid="001ea2f6" style:font-style-asian="normal" style:font-weight-asian="normal" style:font-style-complex="normal" style:font-weight-complex="normal"/>
    </style:style>
    <style:style style:name="T34" style:family="text">
      <style:text-properties fo:language="ro" fo:country="RO" fo:font-style="normal" fo:font-weight="normal" officeooo:rsid="0020bdc5" style:font-style-asian="normal" style:font-weight-asian="normal" style:font-style-complex="normal" style:font-weight-complex="normal"/>
    </style:style>
    <style:style style:name="T35" style:family="text">
      <style:text-properties fo:language="ro" fo:country="RO" fo:font-style="normal" fo:font-weight="normal" officeooo:rsid="0020c297" style:font-style-asian="normal" style:font-weight-asian="normal" style:font-style-complex="normal" style:font-weight-complex="normal"/>
    </style:style>
    <style:style style:name="T36" style:family="text">
      <style:text-properties fo:language="ro" fo:country="RO" fo:font-style="normal" fo:font-weight="normal" officeooo:rsid="00216652" style:font-style-asian="normal" style:font-weight-asian="normal" style:font-style-complex="normal" style:font-weight-complex="normal"/>
    </style:style>
    <style:style style:name="T37" style:family="text">
      <style:text-properties fo:language="ro" fo:country="RO" fo:font-style="normal" fo:font-weight="normal" officeooo:rsid="0021f8c7" style:font-style-asian="normal" style:font-weight-asian="normal" style:font-style-complex="normal" style:font-weight-complex="normal"/>
    </style:style>
    <style:style style:name="T38" style:family="text">
      <style:text-properties fo:language="ro" fo:country="RO" fo:font-style="normal" fo:font-weight="normal" officeooo:rsid="0023b2ab" style:font-style-asian="normal" style:font-weight-asian="normal" style:font-style-complex="normal" style:font-weight-complex="normal"/>
    </style:style>
    <style:style style:name="T39" style:family="text">
      <style:text-properties fo:language="ro" fo:country="RO" fo:font-style="normal" fo:font-weight="normal" officeooo:rsid="003079b2" style:font-style-asian="normal" style:font-weight-asian="normal" style:font-style-complex="normal" style:font-weight-complex="normal"/>
    </style:style>
    <style:style style:name="T40" style:family="text">
      <style:text-properties fo:language="ro" fo:country="RO" fo:font-style="normal" fo:font-weight="bold" officeooo:rsid="001b1e0e" style:font-style-asian="normal" style:font-weight-asian="bold" style:font-style-complex="normal" style:font-weight-complex="bold"/>
    </style:style>
    <style:style style:name="T41" style:family="text">
      <style:text-properties fo:language="ro" fo:country="RO" fo:font-style="normal" fo:font-weight="bold" officeooo:rsid="001e6e20" style:font-style-asian="normal" style:font-weight-asian="bold" style:font-style-complex="normal" style:font-weight-complex="bold"/>
    </style:style>
    <style:style style:name="T42" style:family="text">
      <style:text-properties fo:language="ro" fo:country="RO" fo:font-style="normal" fo:font-weight="bold" officeooo:rsid="001ea2f6" style:font-style-asian="normal" style:font-weight-asian="bold" style:font-style-complex="normal" style:font-weight-complex="bold"/>
    </style:style>
    <style:style style:name="T43" style:family="text">
      <style:text-properties fo:language="ro" fo:country="RO" fo:font-style="normal" fo:font-weight="bold" officeooo:rsid="0020c297" style:font-style-asian="normal" style:font-weight-asian="bold" style:font-style-complex="normal" style:font-weight-complex="bold"/>
    </style:style>
    <style:style style:name="T44" style:family="text">
      <style:text-properties fo:language="ro" fo:country="RO" fo:font-style="normal" fo:font-weight="bold" officeooo:rsid="0021f8c7" style:font-style-asian="normal" style:font-weight-asian="bold" style:font-style-complex="normal" style:font-weight-complex="bold"/>
    </style:style>
    <style:style style:name="T45" style:family="text">
      <style:text-properties fo:language="ro" fo:country="RO" fo:font-style="normal" officeooo:rsid="00289175" style:font-style-asian="normal" style:font-style-complex="normal"/>
    </style:style>
    <style:style style:name="T46" style:family="text">
      <style:text-properties fo:language="ro" fo:country="RO" fo:font-style="normal" officeooo:rsid="0029346c" style:font-style-asian="normal" style:font-style-complex="normal"/>
    </style:style>
    <style:style style:name="T47" style:family="text">
      <style:text-properties fo:language="ro" fo:country="RO" fo:font-style="normal" officeooo:rsid="002ad5e6" style:font-style-asian="normal" style:font-style-complex="normal"/>
    </style:style>
    <style:style style:name="T48" style:family="text">
      <style:text-properties fo:language="ro" fo:country="RO" fo:font-style="normal" officeooo:rsid="002c3b22" style:font-style-asian="normal" style:font-style-complex="normal"/>
    </style:style>
    <style:style style:name="T49" style:family="text">
      <style:text-properties fo:language="ro" fo:country="RO" fo:font-style="normal" officeooo:rsid="002d7f2b" style:font-style-asian="normal" style:font-style-complex="normal"/>
    </style:style>
    <style:style style:name="T50" style:family="text">
      <style:text-properties fo:language="ro" fo:country="RO" officeooo:rsid="001946ff"/>
    </style:style>
    <style:style style:name="T51" style:family="text">
      <style:text-properties fo:language="ro" fo:country="RO" officeooo:rsid="001b1e0e"/>
    </style:style>
    <style:style style:name="T52" style:family="text">
      <style:text-properties fo:language="ro" fo:country="RO" officeooo:rsid="0027b1f2"/>
    </style:style>
    <style:style style:name="T53" style:family="text">
      <style:text-properties fo:language="ro" fo:country="RO" officeooo:rsid="002f6cc5"/>
    </style:style>
    <style:style style:name="T54" style:family="text">
      <style:text-properties fo:language="ro" fo:country="RO" officeooo:rsid="002f9cb7"/>
    </style:style>
    <style:style style:name="T55" style:family="text">
      <style:text-properties fo:font-weight="normal" style:font-weight-asian="normal" style:font-weight-complex="normal"/>
    </style:style>
    <style:style style:name="T56" style:family="text">
      <style:text-properties fo:language="en" fo:country="US" fo:font-style="normal" fo:font-weight="normal" officeooo:rsid="001d5b33" style:font-style-asian="normal" style:font-weight-asian="normal" style:font-style-complex="normal" style:font-weight-complex="normal"/>
    </style:style>
    <style:style style:name="T57" style:family="text">
      <style:text-properties fo:language="en" fo:country="US" fo:font-style="normal" officeooo:rsid="0029346c" style:font-style-asian="normal" style:font-style-complex="normal"/>
    </style:style>
    <style:style style:name="T58" style:family="text">
      <style:text-properties fo:language="en" fo:country="US" fo:font-style="italic" officeooo:rsid="0029346c" style:font-style-asian="italic" style:font-style-complex="italic"/>
    </style:style>
    <style:style style:name="T59" style:family="text">
      <style:text-properties fo:language="en" fo:country="US" officeooo:rsid="0029346c"/>
    </style:style>
    <style:style style:name="T60" style:family="text">
      <style:text-properties officeooo:rsid="0029346c"/>
    </style:style>
    <style:style style:name="T61" style:family="text">
      <style:text-properties fo:color="#808000" style:font-name="Courier New" fo:font-size="9pt" style:font-name-asian="Courier New" style:font-size-asian="9pt" style:font-name-complex="Courier New" style:font-size-complex="9pt"/>
    </style:style>
    <style:style style:name="T62" style:family="text">
      <style:text-properties fo:color="#000080" style:font-name="Courier New" fo:font-size="9pt" fo:font-weight="bold" style:font-name-asian="Courier New" style:font-size-asian="9pt" style:font-weight-asian="bold" style:font-name-complex="Courier New" style:font-size-complex="9pt" style:font-weight-complex="bold"/>
    </style:style>
    <style:style style:name="T63" style:family="text">
      <style:text-properties fo:color="#000000" style:font-name="Courier New" fo:font-size="9pt" style:font-name-asian="Courier New" style:font-size-asian="9pt" style:font-name-complex="Courier New" style:font-size-complex="9pt"/>
    </style:style>
    <style:style style:name="T64" style:family="text">
      <style:text-properties fo:color="#660e7a" style:font-name="Courier New" fo:font-size="9pt" fo:font-weight="bold" style:font-name-asian="Courier New" style:font-size-asian="9pt" style:font-weight-asian="bold" style:font-name-complex="Courier New" style:font-size-complex="9pt" style:font-weight-complex="bold"/>
    </style:style>
    <style:style style:name="T65" style:family="text">
      <style:text-properties style:font-name="Lucida Console"/>
    </style:style>
    <style:style style:name="T66" style:family="text">
      <style:text-properties fo:color="#008000" style:font-name="Courier New" fo:font-size="9pt" fo:font-weight="bold" style:font-name-asian="Courier New" style:font-size-asian="9pt" style:font-weight-asian="bold" style:font-name-complex="Courier New" style:font-size-complex="9pt" style:font-weight-complex="bold"/>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0201in" fo:border="0.06pt solid #000000" style:shadow="none" draw:shadow-opacity="100%">
        <style:columns fo:column-count="1" fo:column-gap="0in"/>
      </style:graphic-properties>
    </style:style>
    <style:style style:name="fr2"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0201in" fo:border="0.06pt solid #000000" style:shadow="none" draw:shadow-opacity="100%"/>
    </style:style>
    <style:style style:name="fr3"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1.302in" fo:margin-left="0in" fo:margin-right="0in" fo:margin-top="0in" fo:margin-bottom="0in" style:run-through="foreground" style:wrap="none" style:vertical-pos="top" style:vertical-rel="paragraph" style:horizontal-pos="center" style:horizontal-rel="paragraph"/>
    </style:style>
    <style:style style:name="gr2" style:family="graphic">
      <style:graphic-properties draw:stroke="none" svg:stroke-color="#000000" draw:fill="none" draw:fill-color="#ffffff" fo:min-height="1.1043in" fo:margin-left="0in" fo:margin-right="0in" fo:margin-top="0in" fo:margin-bottom="0in" style:run-through="foreground" style:wrap="none" style:vertical-pos="top" style:vertical-rel="paragraph" style:horizontal-pos="center" style:horizontal-rel="paragraph"/>
    </style:style>
    <style:style style:name="gr3" style:family="graphic">
      <style:graphic-properties draw:stroke="none" svg:stroke-color="#000000" draw:fill="none" draw:fill-color="#ffffff" fo:min-height="1.9165in" fo:margin-left="0in" fo:margin-right="0in" fo:margin-top="0in" fo:margin-bottom="0in" style:run-through="foreground" style:wrap="none" style:vertical-pos="top" style:vertical-rel="paragraph" style:horizontal-pos="center" style:horizontal-rel="paragraph"/>
    </style:style>
    <style:style style:name="gr4" style:family="graphic">
      <style:graphic-properties draw:stroke="none" svg:stroke-color="#000000" draw:fill="none" draw:fill-color="#ffffff" fo:min-height="0.8437in" fo:margin-left="0in" fo:margin-right="0in" fo:margin-top="0in" fo:margin-bottom="0in" style:run-through="foreground" style:wrap="none" style:vertical-pos="top" style:vertical-rel="paragraph" style:horizontal-pos="center" style:horizontal-rel="paragraph"/>
    </style:style>
    <style:style style:name="gr5" style:family="graphic">
      <style:graphic-properties draw:stroke="none" svg:stroke-color="#000000" draw:fill="none" draw:fill-color="#ffffff" fo:min-height="2.4791in" fo:margin-left="0in" fo:margin-right="0in" fo:margin-top="0in" fo:margin-bottom="0in" style:run-through="foreground" style:wrap="none" style:vertical-pos="top" style:vertical-rel="paragraph" style:horizontal-pos="center" style:horizontal-rel="paragraph"/>
    </style:style>
    <style:style style:name="gr6" style:family="graphic">
      <style:graphic-properties draw:stroke="none" svg:stroke-color="#000000" draw:fill="none" draw:fill-color="#ffffff" fo:min-height="1.3339in" fo:margin-left="0in" fo:margin-right="0in" fo:margin-top="0in" fo:margin-bottom="0in" style:run-through="foreground" style:wrap="none" style:vertical-pos="from-top" style:vertical-rel="paragraph" style:horizontal-pos="from-left" style:horizontal-rel="paragraph"/>
    </style:style>
    <style:style style:name="gr7" style:family="graphic">
      <style:graphic-properties draw:stroke="none" svg:stroke-color="#000000" draw:fill="none" draw:fill-color="#ffffff" fo:min-height="1.9839in" fo:margin-left="0in" fo:margin-right="0in" fo:margin-top="0in" fo:margin-bottom="0in" style:run-through="foreground" style:wrap="none" style:vertical-pos="from-top" style:vertical-rel="paragraph" style:horizontal-pos="from-left" style:horizontal-rel="paragraph"/>
    </style:style>
    <style:style style:name="gr8" style:family="graphic">
      <style:graphic-properties draw:stroke="none" svg:stroke-color="#000000" draw:fill="none" draw:fill-color="#ffffff" fo:min-height="0.7811in" fo:margin-left="0in" fo:margin-right="0in" fo:margin-top="0in" fo:margin-bottom="0in" style:run-through="foreground" style:wrap="none" style:vertical-pos="top" style:vertical-rel="paragraph" style:horizontal-pos="center" style:horizontal-rel="paragraph"/>
    </style:style>
    <style:style style:name="gr9" style:family="graphic">
      <style:graphic-properties draw:stroke="none" svg:stroke-color="#000000" draw:fill="none" draw:fill-color="#ffffff" fo:min-height="0.1874in" fo:margin-left="0in" fo:margin-right="0in" fo:margin-top="0in" fo:margin-bottom="0in" style:run-through="foreground" style:wrap="none" style:vertical-pos="top" style:vertical-rel="paragraph" style:horizontal-pos="center"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21">UNIVERSITATEA DIN <text:span text:style-name="T1">BUCUREȘTI</text:span></text:p>
      <text:p text:style-name="P3">FACULTATEA DE MATEMATICĂ <text:span text:style-name="T1">ȘI</text:span> INFORMATICĂ</text:p>
      <text:p text:style-name="P4">DOMENIUL DE LICENȚĂ INFORMATICĂ</text:p>
      <text:p text:style-name="P3"/>
      <text:p text:style-name="P3"/>
      <text:p text:style-name="P3"/>
      <text:p text:style-name="P3"/>
      <text:p text:style-name="P3"/>
      <text:p text:style-name="P7">REFERAT</text:p>
      <text:p text:style-name="P7">Parsarea <text:span text:style-name="T3">fișierelor</text:span> XML folosind Java</text:p>
      <text:p text:style-name="P3"/>
      <text:p text:style-name="P3"/>
      <text:p text:style-name="P3"/>
      <text:p text:style-name="P3"/>
      <text:p text:style-name="P3"/>
      <text:p text:style-name="P3"/>
      <text:p text:style-name="P3"/>
      <text:p text:style-name="P3"/>
      <text:p text:style-name="P8"/>
      <text:p text:style-name="P8"/>
      <text:p text:style-name="P9">STUDENT</text:p>
      <text:p text:style-name="P10">Roșcăneanu George</text:p>
      <text:p text:style-name="P6"/>
      <text:p text:style-name="P6"/>
      <text:p text:style-name="P6"/>
      <text:p text:style-name="P5"><text:soft-page-break/>BUCUREȘTI</text:p>
      <text:p text:style-name="P5"><text:span text:style-name="T4">Martie</text:span><text:span text:style-name="T5"> 201</text:span><text:span text:style-name="T4">8</text:span></text:p>
      <text:p text:style-name="P2"/>
      <text:table-of-content text:style-name="Sect1" text:protected="true" text:name="Table of Contents1">
        <text:table-of-content-source text:outline-level="10">
          <text:index-title-template text:style-name="Contents_20_Heading">Cuprins</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uprins</text:p>
          </text:index-title>
          <text:p text:style-name="P15"><text:a xlink:type="simple" xlink:href="#__RefHeading___Toc25866_3888526710" text:style-name="Index_20_Link" text:visited-style-name="Index_20_Link">1. Introducere<text:tab/>3</text:a></text:p>
          <text:p text:style-name="P20"><text:a xlink:type="simple" xlink:href="#__RefHeading___Toc25870_3888526710" text:style-name="Index_20_Link" text:visited-style-name="Index_20_Link">Motivația<text:tab/>3</text:a></text:p>
          <text:p text:style-name="P15"><text:a xlink:type="simple" xlink:href="#__RefHeading___Toc25868_3888526710" text:style-name="Index_20_Link" text:visited-style-name="Index_20_Link">2. Descrierea generală a infrastructurii JAXB<text:tab/>3</text:a></text:p>
          <text:p text:style-name="P15"><text:a xlink:type="simple" xlink:href="#__RefHeading___Toc1300_2529522652" text:style-name="Index_20_Link" text:visited-style-name="Index_20_Link">3. Definirea unui element în Java<text:tab/>3</text:a></text:p>
          <text:p text:style-name="P20"><text:a xlink:type="simple" xlink:href="#__RefHeading___Toc1534_2529522652" text:style-name="Index_20_Link" text:visited-style-name="Index_20_Link">Definirea explicită a numelor elementelor și atributelor<text:tab/>5</text:a></text:p>
          <text:p text:style-name="P20"><text:a xlink:type="simple" xlink:href="#__RefHeading___Toc1780_2529522652" text:style-name="Index_20_Link" text:visited-style-name="Index_20_Link">Definirea colecțiilor de subelemente<text:tab/>5</text:a></text:p>
        </text:index-body>
      </text:table-of-conten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12" text:outline-level="1"><text:bookmark-start text:name="__RefHeading___Toc25866_3888526710"/><text:soft-page-break/>1. Introducere<text:bookmark-end text:name="__RefHeading___Toc25866_3888526710"/></text:h>
      <text:h text:style-name="P16" text:outline-level="2"><text:bookmark-start text:name="__RefHeading___Toc25870_3888526710"/>Motivația<text:bookmark-end text:name="__RefHeading___Toc25870_3888526710"/></text:h>
      <text:p text:style-name="Text_20_body"><text:tab/>Am ales aceasta temă deoarece am folosit personal Java pentru a parsa <text:span text:style-name="T6">un fișier </text:span>XML și mi-a plăcut funcționalitatea care a fost pusa la dispoziție din start în JDK, neavând nevoie s<text:span text:style-name="T7">ă</text:span> adaug alte libr<text:span text:style-name="T6">ă</text:span>rii.</text:p>
      <text:p text:style-name="P11"><text:tab/><text:span text:style-name="T6">Am fost foarte mulțumit de cât de ușor a fost să definesc elementele XML care doream să fie parsate, și de cât de repede reușește acest lucru.</text:span></text:p>
      <text:h text:style-name="P13" text:outline-level="1"><text:bookmark-start text:name="__RefHeading___Toc25868_3888526710"/><text:span text:style-name="T2">2. </text:span>Descrierea <text:span text:style-name="T8">generală a infrastructurii JAXB</text:span><text:bookmark-end text:name="__RefHeading___Toc25868_3888526710"/></text:h>
      <text:p text:style-name="P23"><text:tab/>Java Architecture for XML Binding (JAXB) <text:span text:style-name="T8">este o infrastructură software care le permite programatorilor să creeze clase Java care reprezintă nodurile dintr-un fișier XML. </text:span></text:p>
      <text:p text:style-name="P23"><text:tab/><text:span text:style-name="T8">Cele două facilități principale ale JAXB-ului sunt:</text:span></text:p>
      <text:list xml:id="list3020969403" text:style-name="L1">
        <text:list-item>
          <text:p text:style-name="P24"><text:span text:style-name="T9">marshaling</text:span> : <text:span text:style-name="T10">capabilitatea de a scrie obiecte Java în formatul XML</text:span></text:p>
        </text:list-item>
        <text:list-item>
          <text:p text:style-name="P25"><text:span text:style-name="T11">unmarshaling </text:span><text:span text:style-name="T13">: capabilitatea de a folosi un fișier(sau string, sau InputStream) XML ca să creeze obiecte Java</text:span></text:p>
        </text:list-item>
      </text:list>
      <text:p text:style-name="P26"><text:span text:style-name="T14"><text:tab/>Această infrastructură este deja inclusă în Java SE Development Kit 8u161. Nu este necesară descărcarea unei librării secundare de parsare a fișierelor XML.</text:span></text:p>
      <text:p text:style-name="P26"><text:span text:style-name="T14"><text:tab/>Cantitatea de cod necesară pentru a scrie clase care să fie folosite la </text:span><text:span text:style-name="T18">mashalling </text:span><text:span text:style-name="T14">și </text:span><text:span text:style-name="T18">unmarshalling <text:s/></text:span><text:span text:style-name="T14">este relativ foarte mică în comparație cu implementările făcute de mână. </text:span></text:p>
      <text:p text:style-name="P26"><text:span text:style-name="T14"><text:tab/>Viteza </text:span><text:span text:style-name="T15">de</text:span><text:span text:style-name="T14"> procesare este de-asemenea foarte satisfăcătoare. </text:span><text:span text:style-name="T15">De exemplu timpul necesar pentru a face </text:span><text:span text:style-name="T19">unmarshaling</text:span><text:span text:style-name="T27"> pe un fișier XML de 111 KB unde sunt definite 29 de tipuri de elemente unice și adâncimea cea mai mare a unei element este 5 este de aproximativ 100-200 de ms.</text:span></text:p>
      <text:p text:style-name="P26"><text:span text:style-name="T27"><text:tab/>În clasele Java, care vor fi folosite de către JAXB, pot fi definite </text:span><text:span text:style-name="T28">în mod </text:span><text:span text:style-name="T27">practic un număr nelimitat de </text:span><text:span text:style-name="T28">atribute și sub elemente ale elementului definit de către clasă.</text:span></text:p>
      <text:h text:style-name="P14" text:outline-level="1"><text:bookmark-start text:name="__RefHeading___Toc1300_2529522652"/>3. <text:span text:style-name="T10">Definirea unui element în Java</text:span><text:bookmark-end text:name="__RefHeading___Toc1300_2529522652"/></text:h>
      <text:p text:style-name="P28"><draw:frame draw:style-name="fr1" draw:name="Frame1" text:anchor-type="paragraph" svg:x="4.5902in" svg:y="0.0402in" svg:width="1.9575in" draw:z-index="0"><draw:text-box fo:min-height="1.6075in"><text:p text:style-name="Figura"><draw:frame text:anchor-type="paragraph" draw:z-index="1" draw:name="Shape1" draw:style-name="gr1" draw:text-style-name="P34" svg:width="1.7398in" svg:height="1.3024in" svg:x="0.0874in" svg:y="0in"><draw:text-box><text:p text:style-name="P33"><text:span text:style-name="T61">@XmlRootElement</text:span><text:span text:style-name="T61"><text:line-break/></text:span><text:span text:style-name="T62">public class </text:span><text:span text:style-name="T63">Customer {</text:span><text:span text:style-name="T63"><text:line-break/></text:span><text:span text:style-name="T63"> <text:s text:c="3"/></text:span><text:span text:style-name="T61">@XmlAttribute</text:span><text:span text:style-name="T61"><text:line-break/></text:span><text:span text:style-name="T61"> <text:s text:c="3"/></text:span><text:span text:style-name="T63">String </text:span><text:span text:style-name="T64">name</text:span><text:span text:style-name="T63">;</text:span><text:span text:style-name="T63"><text:line-break/></text:span><text:span text:style-name="T63"> <text:s text:c="3"/></text:span><text:span text:style-name="T61">@XmlElement</text:span><text:span text:style-name="T61"><text:line-break/></text:span><text:span text:style-name="T61"> <text:s text:c="3"/></text:span><text:span text:style-name="T62">int </text:span><text:span text:style-name="T64">age</text:span><text:span text:style-name="T63">;</text:span><text:span text:style-name="T63"><text:line-break/></text:span><text:span text:style-name="T63"> <text:s text:c="3"/></text:span><text:span text:style-name="T61">@XmlElement</text:span><text:span text:style-name="T61"><text:line-break/></text:span><text:span text:style-name="T61"> <text:s text:c="3"/></text:span><text:span text:style-name="T62">int </text:span><text:span text:style-name="T64">id</text:span><text:span text:style-name="T63">;</text:span><text:span text:style-name="T63"><text:line-break/></text:span><text:span text:style-name="T63">}</text:span></text:p></draw:text-box></draw:frame>Figura <text:sequence text:ref-name="refFigura0" text:name="Figura" text:formula="ooow:Figura+1" style:num-format="1">1</text:sequence></text:p></draw:text-box></draw:frame><text:span text:style-name="T50"><text:tab/></text:span><text:span text:style-name="T51">Elementele XML care sunt definite în Java au nevoie de ceva numit </text:span><text:span text:style-name="T26">Java annotation </text:span><text:span text:style-name="T29">(adnotare Java). Adnotările sunt texte care au la începutul lor simbolul </text:span><text:span text:style-name="T40">@</text:span><text:span text:style-name="T29">. JAXB se folosește de aceste adnotări </text:span><text:soft-page-break/><text:span text:style-name="T29">definite de către programator ca să știe cum sunt definite fiecare dintre sub elementele și atributele unui element XML.</text:span></text:p>
      <text:p text:style-name="P29"><draw:frame draw:style-name="fr2" draw:name="Frame2" text:anchor-type="paragraph" svg:x="2.7925in" svg:y="0.5008in" svg:width="3.6362in" draw:z-index="2"><draw:text-box fo:min-height="1.1047in"><text:p text:style-name="Figura"><draw:frame text:anchor-type="paragraph" draw:z-index="3" draw:name="Shape2" draw:style-name="gr2" draw:text-style-name="P35" svg:width="3.6358in" svg:height="1.1043in" svg:x="-0.0209in" svg:y="0in"><draw:text-box><text:p><text:span text:style-name="T65">&lt;?xml version="1.0" encoding="UTF-8" standalone="yes"?&gt;</text:span></text:p><text:p><text:span text:style-name="T65">&lt;customer name="Roscaneanu George"&gt;</text:span></text:p><text:p><text:span text:style-name="T65"><text:s text:c="4"/></text:span><text:span text:style-name="T65">&lt;age&gt;24&lt;/age&gt;</text:span></text:p><text:p><text:span text:style-name="T65"><text:s text:c="4"/></text:span><text:span text:style-name="T65">&lt;id&gt;123456&lt;/id&gt;</text:span></text:p><text:p><text:span text:style-name="T65">&lt;/customer&gt;</text:span></text:p></draw:text-box></draw:frame>Figura <text:sequence text:ref-name="refFigura1" text:name="Figura" text:formula="ooow:Figura+1" style:num-format="1">2</text:sequence></text:p></draw:text-box></draw:frame><text:span text:style-name="T29"><text:tab/>De exemplu clasa Customer care a fost definită în </text:span><text:span text:style-name="T29"><text:sequence-ref text:reference-format="text" text:ref-name="refFigura0">Figura 1</text:sequence-ref></text:span><text:span text:style-name="T29"><text:s/></text:span><text:span text:style-name="T30">poate fi folosită fie să genereze documentul XML definit</text:span><text:span text:style-name="T56"> </text:span><text:span text:style-name="T30">î</text:span><text:span text:style-name="T56">n </text:span><text:span text:style-name="T56"><text:sequence-ref text:reference-format="text" text:ref-name="refFigura1">Figura 2</text:sequence-ref></text:span><text:span text:style-name="T56">, </text:span><text:span text:style-name="T30">sau să parseze documentul definit în </text:span><text:span text:style-name="T56"><text:sequence-ref text:reference-format="text" text:ref-name="refFigura1">Figura 2</text:sequence-ref></text:span><text:span text:style-name="T56"><text:s/></text:span><text:span text:style-name="T30">pentru a genera un obiect de tipul Customer definit în </text:span><text:span text:style-name="T29"><text:sequence-ref text:reference-format="text" text:ref-name="refFigura0">Figura 1</text:sequence-ref></text:span><text:span text:style-name="T29">.</text:span></text:p>
      <text:p text:style-name="P28"><text:span text:style-name="T29"><text:tab/></text:span><text:span text:style-name="T32">Un lucru</text:span><text:span text:style-name="T31"> care </text:span><text:span text:style-name="T32">poate fi imediat observat este într-adevăr cât de puțin cod a fost scris pentru definirea elementului.</text:span></text:p>
      <text:p text:style-name="P28"><draw:frame draw:style-name="fr2" draw:name="Frame3" text:anchor-type="paragraph" svg:x="4.1535in" svg:y="0.0555in" svg:width="2.4173in" draw:z-index="4"><draw:text-box fo:min-height="1.9173in"><text:p text:style-name="Figura"><draw:frame text:anchor-type="paragraph" draw:z-index="5" draw:name="Shape3" draw:style-name="gr3" draw:text-style-name="P36" svg:width="2.4169in" svg:height="1.9169in" svg:x="-0.0209in" svg:y="0in"><draw:text-box><text:p text:style-name="P33"><text:span text:style-name="T61">@XmlRootElement</text:span><text:span text:style-name="T61"><text:line-break/></text:span><text:span text:style-name="T62">class </text:span><text:span text:style-name="T63">Parent{</text:span><text:span text:style-name="T63"><text:line-break/></text:span><text:span text:style-name="T63"> <text:s text:c="3"/></text:span><text:span text:style-name="T61">@XmlAttribute</text:span><text:span text:style-name="T61"><text:line-break/></text:span><text:span text:style-name="T61"> <text:s text:c="3"/></text:span><text:span text:style-name="T63">String </text:span><text:span text:style-name="T64">name</text:span><text:span text:style-name="T63">;</text:span><text:span text:style-name="T63"><text:line-break/></text:span><text:span text:style-name="T63"> <text:s text:c="3"/></text:span><text:span text:style-name="T61">@XmlElement</text:span><text:span text:style-name="T61"><text:line-break/></text:span><text:span text:style-name="T61"> <text:s text:c="3"/></text:span><text:span text:style-name="T63">Child </text:span><text:span text:style-name="T64">child</text:span><text:span text:style-name="T63">;</text:span><text:span text:style-name="T63"><text:line-break/></text:span><text:span text:style-name="T63">}</text:span><text:span text:style-name="T63"><text:line-break/></text:span><text:span text:style-name="T63"><text:line-break/></text:span><text:span text:style-name="T61">@XmlRootElement</text:span><text:span text:style-name="T61"><text:line-break/></text:span><text:span text:style-name="T62">class </text:span><text:span text:style-name="T63">Child{</text:span><text:span text:style-name="T63"><text:line-break/></text:span><text:span text:style-name="T63"> <text:s text:c="3"/></text:span><text:span text:style-name="T61">@XmlAttribute</text:span><text:span text:style-name="T61"><text:line-break/></text:span><text:span text:style-name="T61"> <text:s text:c="3"/></text:span><text:span text:style-name="T63">String </text:span><text:span text:style-name="T64">name</text:span><text:span text:style-name="T63">;</text:span><text:span text:style-name="T63"><text:line-break/></text:span><text:span text:style-name="T63">}</text:span></text:p></draw:text-box></draw:frame>Figura <text:sequence text:ref-name="refFigura2" text:name="Figura" text:formula="ooow:Figura+1" style:num-format="1">3</text:sequence></text:p></draw:text-box></draw:frame><text:span text:style-name="T32"><text:tab/>La începutul clasei s-a adăugat adnotarea </text:span><text:span text:style-name="T41">@XmlRootElement</text:span><text:span text:style-name="T32">,care este folosi</text:span><text:span text:style-name="T33">tă</text:span><text:span text:style-name="T32"> ca să anunțe JAXB-ul faptul că obiectele de tipul Customer pot fi parsate ca elemente XML </text:span><text:span text:style-name="T20">customer</text:span><text:span text:style-name="T32">. </text:span></text:p>
      <text:p text:style-name="P28"><text:span text:style-name="T32"><text:tab/></text:span><text:span text:style-name="T33">O altă adnotare folosită, este </text:span><text:span text:style-name="T42">@XmlAttribute</text:span><text:span text:style-name="T33">, care este folosită pentru a defini un atribut pentru elementul </text:span><text:span text:style-name="T20">customer</text:span><text:span text:style-name="T33">. Ultima adnotare folosită este </text:span><text:span text:style-name="T42">@XmlElement</text:span><text:span text:style-name="T33">, care este folosită pentru a definii un subelement de-al lui </text:span><text:span text:style-name="T20">customer.</text:span></text:p>
      <text:p text:style-name="P28"><text:span text:style-name="T20"><text:tab/></text:span><text:span text:style-name="T34">Un lucru de observat în legătura @XmlRootElement este de ce clasa cu numele </text:span><text:span text:style-name="T21">Customer </text:span><text:span text:style-name="T34">a fost scrisă în fișierul XML ca elementul </text:span><text:span text:style-name="T21">customer</text:span><text:span text:style-name="T34">(cu litera mică, nu literă mare).</text:span></text:p>
      <text:p text:style-name="P28"><text:span text:style-name="T34"><text:tab/>Motivul de ce s-a întâmplat așa </text:span><text:span text:style-name="T35">este pentru că atunci când adnotațiile </text:span><text:span text:style-name="T43">@XmlRootElement</text:span><text:span text:style-name="T35">, </text:span><text:span text:style-name="T43">@XmlElement</text:span><text:span text:style-name="T35"> și </text:span><text:span text:style-name="T43">@XmlAttribute</text:span><text:span text:style-name="T35"> sunt folosite în forma lor implicită, token-urile pe care sunt aplicate sunt automat convertite în camel-casing(prima literă este convertită implicit într-o liter</text:span><text:span text:style-name="T36">ă</text:span><text:span text:style-name="T35"> mică).</text:span></text:p>
      <text:p text:style-name="P28"><draw:frame draw:style-name="fr2" draw:name="Frame4" text:anchor-type="paragraph" svg:x="2.7972in" svg:y="0.1028in" svg:width="3.6882in" draw:z-index="6"><draw:text-box fo:min-height="0.8445in"><text:p text:style-name="Figura"><draw:frame text:anchor-type="paragraph" draw:z-index="7" draw:name="Shape4" draw:style-name="gr4" draw:text-style-name="P35" svg:width="3.6878in" svg:height="0.8441in" svg:x="-0.0209in" svg:y="0in"><draw:text-box><text:p><text:span text:style-name="T65">&lt;?xml version="1.0" encoding="UTF-8" standalone="yes"?&gt;</text:span></text:p><text:p><text:span text:style-name="T65">&lt;parent name="Daniel"&gt;</text:span></text:p><text:p><text:span text:style-name="T65"><text:s text:c="4"/></text:span><text:span text:style-name="T65">&lt;child name="Andreea"/&gt;</text:span></text:p><text:p><text:span text:style-name="T65">&lt;/parent&gt;</text:span></text:p></draw:text-box></draw:frame>Figura <text:sequence text:ref-name="refFigura3" text:name="Figura" text:formula="ooow:Figura+1" style:num-format="1">4</text:sequence></text:p></draw:text-box></draw:frame><text:span text:style-name="T20"><text:tab/></text:span><text:span text:style-name="T37">Subelementele unui element pot fi de-asemenea și ele la rândul lor alte clase Java care au fost adnotate cu </text:span><text:span text:style-name="T44">@XmlRootElement</text:span><text:span text:style-name="T37"> ca în </text:span><text:span text:style-name="T37"><text:sequence-ref text:reference-format="text" text:ref-name="refFigura2">Figura 3</text:sequence-ref></text:span><text:span text:style-name="T37">. </text:span><text:span text:style-name="T38">Cele două clase Parent și Child pot crea fișiere XML precum cele găsite în </text:span><text:span text:style-name="T38"><text:sequence-ref text:reference-format="text" text:ref-name="refFigura3">Figura 4</text:sequence-ref></text:span><text:span text:style-name="T32"><text:tab/></text:span></text:p>
      <text:h text:style-name="P19" text:outline-level="2"><text:bookmark-start text:name="__RefHeading___Toc1534_2529522652"/><text:soft-page-break/><text:span text:style-name="T52">Definirea explicită a numelor elementelor și atributelor</text:span><text:bookmark-end text:name="__RefHeading___Toc1534_2529522652"/></text:h>
      <text:p text:style-name="P30"><draw:frame draw:style-name="fr2" draw:name="Frame5" text:anchor-type="paragraph" svg:x="4.1827in" svg:y="0.0346in" svg:width="2.3965in" draw:z-index="8"><draw:text-box fo:min-height="2.8346in"><text:p text:style-name="Figura"><draw:frame text:anchor-type="paragraph" draw:z-index="9" draw:name="Shape5" draw:style-name="gr5" draw:text-style-name="P37" svg:width="2.3961in" svg:height="2.8343in" svg:x="-0.0209in" svg:y="0in"><draw:text-box><text:p text:style-name="P33"><text:span text:style-name="T61">@XmlRootElement</text:span><text:span text:style-name="T61"><text:line-break/></text:span><text:span text:style-name="T62">class </text:span><text:span text:style-name="T63">Teacher{</text:span><text:span text:style-name="T63"><text:line-break/></text:span><text:span text:style-name="T63"> <text:s text:c="3"/></text:span><text:span text:style-name="T61">@XmlAttribute</text:span><text:span text:style-name="T61"><text:line-break/></text:span><text:span text:style-name="T61"> <text:s text:c="3"/></text:span><text:span text:style-name="T63">String </text:span><text:span text:style-name="T64">name</text:span><text:span text:style-name="T63">;</text:span><text:span text:style-name="T63"><text:line-break/></text:span><text:span text:style-name="T63"> <text:s text:c="3"/></text:span><text:span text:style-name="T61">@XmlElement</text:span><text:span text:style-name="T63">(name=</text:span><text:span text:style-name="T66">"class"</text:span><text:span text:style-name="T63">)</text:span><text:span text:style-name="T63"><text:line-break/></text:span><text:span text:style-name="T63"> <text:s text:c="3"/>ClassElement </text:span><text:span text:style-name="T64">classElement</text:span><text:span text:style-name="T63">;</text:span><text:span text:style-name="T63"><text:line-break/></text:span><text:span text:style-name="T63">}</text:span><text:span text:style-name="T63"><text:line-break/></text:span><text:span text:style-name="T61">@XmlRootElement</text:span><text:span text:style-name="T63">(name=</text:span><text:span text:style-name="T66">"class"</text:span><text:span text:style-name="T63">)</text:span><text:span text:style-name="T63"><text:line-break/></text:span><text:span text:style-name="T62">class </text:span><text:span text:style-name="T63">ClassElement{</text:span><text:span text:style-name="T63"><text:line-break/></text:span><text:span text:style-name="T63"> <text:s text:c="3"/></text:span><text:span text:style-name="T61">@XmlAttribute</text:span><text:span text:style-name="T61"><text:line-break/></text:span><text:span text:style-name="T61"> <text:s text:c="3"/></text:span><text:span text:style-name="T63">String </text:span><text:span text:style-name="T64">name</text:span><text:span text:style-name="T63">;</text:span><text:span text:style-name="T63"><text:line-break/></text:span><text:span text:style-name="T63"> <text:s text:c="3"/></text:span><text:span text:style-name="T61">@XmlElement</text:span><text:span text:style-name="T63">(name=</text:span><text:span text:style-name="T66">"Student"</text:span><text:span text:style-name="T63">)</text:span><text:span text:style-name="T63"><text:line-break/></text:span><text:span text:style-name="T63"> <text:s text:c="3"/>Student </text:span><text:span text:style-name="T64">student</text:span><text:span text:style-name="T63">;</text:span><text:span text:style-name="T63"><text:line-break/></text:span><text:span text:style-name="T63">}</text:span><text:span text:style-name="T63"><text:line-break/></text:span><text:span text:style-name="T63"><text:line-break/></text:span><text:span text:style-name="T61">@XmlRootElement</text:span><text:span text:style-name="T63">(name=</text:span><text:span text:style-name="T66">"Student"</text:span><text:span text:style-name="T63">)</text:span><text:span text:style-name="T63"><text:line-break/></text:span><text:span text:style-name="T62">class </text:span><text:span text:style-name="T63">Student{</text:span><text:span text:style-name="T63"><text:line-break/></text:span><text:span text:style-name="T63"> <text:s text:c="3"/></text:span><text:span text:style-name="T61">@XmlAttribute</text:span><text:span text:style-name="T61"><text:line-break/></text:span><text:span text:style-name="T61"> <text:s text:c="3"/></text:span><text:span text:style-name="T63">String </text:span><text:span text:style-name="T64">name</text:span><text:span text:style-name="T63">;</text:span><text:span text:style-name="T63"><text:line-break/></text:span><text:span text:style-name="T63">}</text:span></text:p></draw:text-box></draw:frame>Figura <text:sequence text:ref-name="refFigura4" text:name="Figura" text:formula="ooow:Figura+1" style:num-format="1">5</text:sequence></text:p></draw:text-box></draw:frame><text:span text:style-name="T52"><text:tab/>Există situații când un XML trebuie să conține nume care au explicit prima literă o majusculă sau pur și simplu nu se poate definii un obiect sau clasă cu un cuvânt anume deoarece acela este un cuvânt cheie al sintaxei Java (de exemplu cuvântul </text:span><text:span text:style-name="T23">class</text:span><text:span text:style-name="T45">)</text:span><text:span text:style-name="T23">.</text:span></text:p>
      <text:p text:style-name="P30"><text:span text:style-name="T23"><text:tab/></text:span><text:span text:style-name="T45">În </text:span><text:span text:style-name="T45"><text:sequence-ref text:reference-format="text" text:ref-name="refFigura4">Figura 5</text:sequence-ref></text:span><text:span text:style-name="T45"><text:s/>a fost definit elementul </text:span><text:span text:style-name="T24">Student</text:span><text:span text:style-name="T45">(atenție la faptul că </text:span><text:span text:style-name="T24">Student</text:span><text:span text:style-name="T45"> este scris cu literă mare explicit), elementul </text:span><text:span text:style-name="T24">class</text:span><text:span text:style-name="T45">(cuvântul </text:span><text:span text:style-name="T24">class</text:span><text:span text:style-name="T45"> face parte din lista de cuvinte cheie a limbajului Java, deci acesta a trebuit să fie și el declarat explicit) și elementul </text:span><text:span text:style-name="T24">teacher</text:span><text:span text:style-name="T45">.</text:span></text:p>
      <text:p text:style-name="P30"><draw:frame draw:style-name="fr2" draw:name="Frame6" text:anchor-type="paragraph" svg:x="2.0055in" svg:y="0.6772in" svg:width="4.5736in" draw:z-index="10"><draw:text-box fo:min-height="1.5681in"><text:p text:style-name="Figura"><draw:frame text:anchor-type="paragraph" draw:z-index="11" draw:name="Shape6" draw:style-name="gr6" draw:text-style-name="P35" svg:width="4.5732in" svg:height="1.3343in" svg:x="-0.0209in" svg:y="-0.0209in"><draw:text-box><text:p><text:span text:style-name="T65">&lt;?xml version="1.0" encoding="UTF-8" standalone="yes"?&gt;</text:span></text:p><text:p><text:span text:style-name="T65">&lt;teacher name="Popescu Dan"&gt;</text:span></text:p><text:p><text:span text:style-name="T65"><text:s text:c="4"/></text:span><text:span text:style-name="T65">&lt;class name="Informatica"&gt;</text:span></text:p><text:p><text:span text:style-name="T65"><text:s text:c="8"/></text:span><text:span text:style-name="T65">&lt;Student name="Roscaneanu George"/&gt;</text:span></text:p><text:p><text:span text:style-name="T65"><text:s text:c="4"/></text:span><text:span text:style-name="T65">&lt;/class&gt;</text:span></text:p><text:p><text:span text:style-name="T65">&lt;/teacher&gt;</text:span></text:p></draw:text-box></draw:frame>Figura <text:sequence text:ref-name="refFigura5" text:name="Figura" text:formula="ooow:Figura+1" style:num-format="1">6</text:sequence></text:p></draw:text-box></draw:frame><text:span text:style-name="T45"><text:tab/>Ce este interesant de observat, este pentru ca obiectele Java să fie transformate corect în elemente XML, atunci în clasa lor trebuie să definim până și subelementele lor cu numele explicite dorite.</text:span></text:p>
      <text:p text:style-name="P30"><text:span text:style-name="T45"><text:tab/>În </text:span><text:span text:style-name="T45"><text:sequence-ref text:reference-format="text" text:ref-name="refFigura5">Figura 6</text:sequence-ref></text:span><text:span text:style-name="T45"><text:s/>se poate observa cum elementele </text:span><text:span text:style-name="T24">class </text:span><text:span text:style-name="T45">și </text:span><text:span text:style-name="T24">Student</text:span><text:span text:style-name="T45"> au fost create cu numele lor explicite din Java, în timp ce clasei </text:span><text:span text:style-name="T24">Teacher</text:span><text:span text:style-name="T45"> ia fost asignat în mod explicit numele de element </text:span><text:span text:style-name="T24">teacher</text:span><text:span text:style-name="T45">.</text:span></text:p>
      <text:h text:style-name="P17" text:outline-level="2"><draw:frame draw:style-name="fr3" draw:name="Frame9" text:anchor-type="paragraph" svg:x="4.5783in" svg:y="0.1791in" svg:width="2.3236in" draw:z-index="16"><draw:text-box fo:min-height="1.3028in"><text:p text:style-name="Figura"><draw:frame text:anchor-type="paragraph" draw:z-index="17" draw:name="Shape9" draw:style-name="gr1" draw:text-style-name="P36" svg:width="2.3232in" svg:height="1.3024in" svg:x="0in" svg:y="0in"><draw:text-box><text:p text:style-name="P33"><text:span text:style-name="T61">@XmlRootElement</text:span><text:span text:style-name="T61"><text:line-break/></text:span><text:span text:style-name="T62">class </text:span><text:span text:style-name="T63">Bike{</text:span><text:span text:style-name="T63"><text:line-break/></text:span><text:span text:style-name="T63"> <text:s text:c="3"/></text:span><text:span text:style-name="T61">@XmlAttribute</text:span><text:span text:style-name="T61"><text:line-break/></text:span><text:span text:style-name="T61"> <text:s text:c="3"/></text:span><text:span text:style-name="T62">float </text:span><text:span text:style-name="T64">wheelSize</text:span><text:span text:style-name="T63">;</text:span><text:span text:style-name="T63"><text:line-break/></text:span><text:span text:style-name="T63"> <text:s text:c="3"/></text:span><text:span text:style-name="T61">@XmlAttribute</text:span><text:span text:style-name="T61"><text:line-break/></text:span><text:span text:style-name="T61"> <text:s text:c="3"/></text:span><text:span text:style-name="T62">float </text:span><text:span text:style-name="T64">weight</text:span><text:span text:style-name="T63">;</text:span><text:span text:style-name="T63"><text:line-break/></text:span><text:span text:style-name="T63"> <text:s text:c="3"/></text:span><text:span text:style-name="T61">@XmlValue</text:span><text:span text:style-name="T61"><text:line-break/></text:span><text:span text:style-name="T61"> <text:s text:c="3"/></text:span><text:span text:style-name="T63">String </text:span><text:span text:style-name="T64">name</text:span><text:span text:style-name="T63">;</text:span><text:span text:style-name="T63"><text:line-break/></text:span><text:span text:style-name="T63">}</text:span></text:p></draw:text-box></draw:frame>Figura <text:sequence text:ref-name="refFigura8" text:name="Figura" text:formula="ooow:Figura+1" style:num-format="1">7</text:sequence></text:p></draw:text-box></draw:frame><text:span text:style-name="T10">Explicarea adnotării @XmlValue</text:span></text:h>
      <text:p text:style-name="P32"><text:span text:style-name="T53"><text:tab/></text:span><text:span text:style-name="T54">Pentru elementele XML care au atribute, nu au alte subelemente și conțin o primitivă drept valoare trebuie folosită adnotarea </text:span><text:span text:style-name="T12">@XmlValue</text:span><text:span text:style-name="T54">. </text:span></text:p>
      <text:p text:style-name="P32"><text:span text:style-name="T54"><text:tab/>Numai un singur </text:span><text:span text:style-name="T12">@XmlValue </text:span><text:span text:style-name="T16">poate să apară într-o clasa Java.</text:span></text:p>
      <text:p text:style-name="P27"><draw:frame draw:style-name="fr3" draw:name="Frame10" text:anchor-type="paragraph" svg:x="0.4953in" svg:y="0.7138in" svg:width="5.5634in" draw:z-index="18"><draw:text-box fo:min-height="0.3346in"><text:p text:style-name="Figura"><draw:frame text:anchor-type="paragraph" draw:z-index="19" draw:name="Shape10" draw:style-name="gr9" draw:text-style-name="P35" svg:width="5.563in" svg:height="0.3343in" svg:x="0in" svg:y="0in"><draw:text-box><text:p><text:span text:style-name="T65">&lt;?xml version="1.0" encoding="UTF-8" standalone="yes"?&gt;</text:span></text:p><text:p><text:span text:style-name="T65">&lt;bike wheelSize="29.0" weight="11.0"&gt;Pegas Mare&lt;/bike&gt;</text:span></text:p></draw:text-box></draw:frame>Figura <text:sequence text:ref-name="refFigura9" text:name="Figura" text:formula="ooow:Figura+1" style:num-format="1">8</text:sequence></text:p></draw:text-box></draw:frame><text:span text:style-name="T55"><text:tab/></text:span><text:span text:style-name="T13">Un exemplu de folosire a acestei adnotări sunt în </text:span><text:span text:style-name="T13"><text:sequence-ref text:reference-format="text" text:ref-name="refFigura8">Figura 7</text:sequence-ref></text:span><text:span text:style-name="T13"><text:s/>și </text:span><text:span text:style-name="T13"><text:sequence-ref text:reference-format="text" text:ref-name="refFigura9">Figura 8</text:sequence-ref></text:span><text:span text:style-name="T13">, unde avem elementul </text:span><text:span text:style-name="T17">bike </text:span><text:span text:style-name="T39">care conține atributele </text:span><text:span text:style-name="T22">wheelSize</text:span><text:span text:style-name="T39"> și </text:span><text:span text:style-name="T22">weight</text:span><text:span text:style-name="T39">, iar în câmpul </text:span><text:span text:style-name="T22">name</text:span><text:span text:style-name="T39"> este stocată valoarea string.</text:span></text:p>
      <text:h text:style-name="P18" text:outline-level="2"><text:bookmark-start text:name="__RefHeading___Toc1780_2529522652"/><text:soft-page-break/>Definirea colecțiilor de subelemente<text:bookmark-end text:name="__RefHeading___Toc1780_2529522652"/></text:h>
      <text:p text:style-name="P31"><text:tab/><text:span text:style-name="T60">Majoritatea fișierelor XML vor definii elemente XML care au mai multe subelemente de același tip (de exemplu : </text:span><text:span text:style-name="T59">un element de tip </text:span><text:span text:style-name="T58">teacher</text:span><text:span text:style-name="T57"> va avea mai multe subelemente de tip </text:span><text:span text:style-name="T58">student</text:span><text:span text:style-name="T57">).</text:span></text:p>
      <text:p text:style-name="P31"><draw:frame draw:style-name="fr2" draw:name="Frame7" text:anchor-type="paragraph" svg:x="4.3283in" svg:y="-0.0173in" svg:width="2.4744in" draw:z-index="12"><draw:text-box fo:min-height="2.1764in"><text:p text:style-name="Figura"><draw:frame text:anchor-type="paragraph" draw:z-index="13" draw:name="Shape7" draw:style-name="gr7" draw:text-style-name="P37" svg:width="2.4276in" svg:height="1.9843in" svg:x="-0.0209in" svg:y="-0.0209in"><draw:text-box><text:p text:style-name="P33"><text:span text:style-name="T61">@XmlRootElement</text:span><text:span text:style-name="T61"><text:line-break/></text:span><text:span text:style-name="T62">class </text:span><text:span text:style-name="T63">Teacher{</text:span><text:span text:style-name="T63"><text:line-break/></text:span><text:span text:style-name="T63"> <text:s text:c="3"/></text:span><text:span text:style-name="T61">@XmlAttribute</text:span><text:span text:style-name="T61"><text:line-break/></text:span><text:span text:style-name="T61"> <text:s text:c="3"/></text:span><text:span text:style-name="T63">String </text:span><text:span text:style-name="T64">name</text:span><text:span text:style-name="T63">;</text:span><text:span text:style-name="T63"><text:line-break/></text:span><text:span text:style-name="T63"> <text:s text:c="3"/></text:span><text:span text:style-name="T61">@XmlElement</text:span><text:span text:style-name="T61"><text:line-break/></text:span><text:span text:style-name="T61"> <text:s text:c="3"/></text:span><text:span text:style-name="T63">ArrayList&lt;Student&gt; </text:span><text:span text:style-name="T64">student</text:span><text:span text:style-name="T63">;</text:span><text:span text:style-name="T63"><text:line-break/></text:span><text:span text:style-name="T63">}</text:span><text:span text:style-name="T63"><text:line-break/></text:span><text:span text:style-name="T63"><text:line-break/></text:span><text:span text:style-name="T61">@XmlRootElement</text:span><text:span text:style-name="T61"><text:line-break/></text:span><text:span text:style-name="T62">class </text:span><text:span text:style-name="T63">Student{</text:span><text:span text:style-name="T63"><text:line-break/></text:span><text:span text:style-name="T63"> <text:s text:c="3"/></text:span><text:span text:style-name="T61">@XmlAttribute</text:span><text:span text:style-name="T61"><text:line-break/></text:span><text:span text:style-name="T61"> <text:s text:c="3"/></text:span><text:span text:style-name="T63">String </text:span><text:span text:style-name="T64">name</text:span><text:span text:style-name="T63">;</text:span><text:span text:style-name="T63"><text:line-break/></text:span><text:span text:style-name="T63">}</text:span></text:p></draw:text-box></draw:frame>Figura <text:sequence text:ref-name="refFigura6" text:name="Figura" text:formula="ooow:Figura+1" style:num-format="1">9</text:sequence></text:p></draw:text-box></draw:frame><text:span text:style-name="T57"><text:tab/>JAXB </text:span><text:span text:style-name="T46">permite o definire foarte ușoară a acestor colecții folosind obiecte Java </text:span><text:span text:style-name="T47">de tip colecție.</text:span><text:span text:style-name="T46"> </text:span></text:p>
      <text:p text:style-name="P31"><text:span text:style-name="T46"><text:tab/></text:span><text:span text:style-name="T48">În </text:span><text:span text:style-name="T48"><text:sequence-ref text:reference-format="text" text:ref-name="refFigura6">Figura 9</text:sequence-ref></text:span><text:span text:style-name="T48"><text:s/></text:span><text:span text:style-name="T49">se poate observa cum <text:s/>elementul </text:span><text:span text:style-name="T25">teacher</text:span><text:span text:style-name="T49"> are colecție de subelemente de tipul </text:span><text:span text:style-name="T25">student</text:span><text:span text:style-name="T49">. Un exemplu de fișier XML care a fost generat folosind aceste clase poate fi văzut în </text:span><text:span text:style-name="T49"><text:sequence-ref text:reference-format="text" text:ref-name="refFigura7">Figura 10</text:sequence-ref></text:span></text:p>
      <text:p text:style-name="P31"><text:span text:style-name="T49"/></text:p>
      <text:p text:style-name="P31"><draw:frame draw:style-name="fr2" draw:name="Frame8" text:anchor-type="paragraph" svg:x="2.7866in" svg:y="0.4555in" svg:width="4.0008in" draw:z-index="14"><draw:text-box fo:min-height="1.1681in"><text:p text:style-name="Figura"><draw:frame text:anchor-type="paragraph" draw:z-index="15" draw:name="Shape8" draw:style-name="gr8" draw:text-style-name="P35" svg:width="4.0004in" svg:height="1.1677in" svg:x="-0.0209in" svg:y="0in"><draw:text-box><text:p><text:span text:style-name="T65">&lt;?xml version="1.0" encoding="UTF-8" standalone="yes"?&gt;</text:span></text:p><text:p><text:span text:style-name="T65">&lt;teacher name="Popescu Dan"&gt;</text:span></text:p><text:p><text:span text:style-name="T65"><text:s text:c="4"/></text:span><text:span text:style-name="T65">&lt;student name="Roscaneanu George"/&gt;</text:span></text:p><text:p><text:span text:style-name="T65"><text:s text:c="4"/></text:span><text:span text:style-name="T65">&lt;student name="Ene Vlad"/&gt;</text:span></text:p><text:p><text:span text:style-name="T65"><text:s text:c="4"/></text:span><text:span text:style-name="T65">&lt;student name="Cosmin Dimoiu"/&gt;</text:span></text:p><text:p><text:span text:style-name="T65">&lt;/teacher&gt;</text:span></text:p></draw:text-box></draw:frame>Figura <text:sequence text:ref-name="refFigura7" text:name="Figura" text:formula="ooow:Figura+1" style:num-format="1">10</text:sequence></text:p></draw:text-box></draw:frame><text:span text:style-name="T4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Mangal1" svg:font-family="Mangal"/>
    <style:font-face style:name="F" svg:font-family="" style:font-family-generic="roman"/>
    <style:font-face style:name="Liberation Mono" svg:font-family="'Liberation Mono'"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o" fo:country="RO"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o" fo:country="RO"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Figura" style:family="paragraph" style:parent-style-name="Caption"/>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fo:border="none" fo:padding="0.020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2.1$Windows_X86_64 LibreOffice_project/f7f06a8f319e4b62f9bc5095aa112a65d2f3ac89</meta:generator>
    <dc:date>2018-03-18T04:46:54.744000000</dc:date>
    <meta:editing-duration>PT3H18M52S</meta:editing-duration>
    <meta:editing-cycles>42</meta:editing-cycles>
    <meta:document-statistic meta:table-count="0" meta:image-count="0" meta:object-count="0" meta:page-count="6" meta:paragraph-count="62" meta:word-count="934" meta:character-count="5775" meta:non-whitespace-character-count="4871"/>
  </office:meta>
</office:document-meta>
</file>